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7.911cm" style:rel-column-width="19417*"/>
    </style:style>
    <style:style style:name="TABLE_5f_01.B" style:display-name="TABLE_01.B" style:family="table-column">
      <style:table-column-properties style:column-width="14.843cm" style:rel-column-width="36432*"/>
    </style:style>
    <style:style style:name="TABLE_5f_01.C" style:display-name="TABLE_01.C" style:family="table-column">
      <style:table-column-properties style:column-width="3.946cm" style:rel-column-width="9686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риложение № 1</text:p>
      <text:p text:style-name="P3"><text:span text:style-name="T2">к</text:span> <text:span text:style-name="T2">Положению Информационная система банка. Список рабочих мест.</text:span></text:p>
      <text:p text:style-name="P6">Информационная система банка. Каталог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 table:style-name="TABLE_5f_01.1"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C1" office:value-type="string">
            <text:p text:style-name="P5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Table_20_Contents"><text:span text:style-name="T3">[DESIGNATION]</text:span> [NAME]</text:p>
          </table:table-cell>
          <table:table-cell table:style-name="TABLE_5f_01.B2" office:value-type="string">
            <text:p text:style-name="Table_20_Contents">[DESCRIPTION]</text:p>
          </table:table-cell>
          <table:table-cell table:style-name="TABLE_5f_01.C2" office:value-type="string">
            <text:p text:style-name="P4">[LOCATION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11:42:11</dc:date>
    <meta:generator>LibreOffice/3.5$Linux_X86_64 LibreOffice_project/350m1$Build-2</meta:generator>
    <meta:editing-duration>PT5H13S</meta:editing-duration>
    <meta:editing-cycles>59</meta:editing-cycles>
    <dc:creator>Роберт Бикмансуров</dc:creator>
    <meta:document-statistic meta:table-count="1" meta:image-count="0" meta:object-count="0" meta:page-count="1" meta:paragraph-count="12" meta:word-count="41" meta:character-count="307" meta:non-whitespace-character-count="279"/>
  </office:meta>
</office:document-meta>
</file>